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2.6in"/>
    </style:style>
    <style:style style:name="co11" style:family="table-column">
      <style:table-column-properties fo:break-before="auto" style:column-width="5.6366in"/>
    </style:style>
    <style:style style:name="co12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764in"/>
    </style:style>
    <style:style style:name="co7" style:family="table-column">
      <style:table-column-properties fo:break-before="auto" style:column-width="2.7091in"/>
    </style:style>
    <style:style style:name="co8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8457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ro13" style:family="table-row">
      <style:table-row-properties style:row-height="0.4272in" fo:break-before="auto" style:use-optimal-row-height="false"/>
    </style:style>
    <style:style style:name="ro14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30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3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33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34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ackground-color="#94bd5e"/>
      <style:text-properties style:font-name="Calibri1"/>
    </style:style>
    <style:style style:name="ce3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8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39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2" style:family="table-cell" style:parent-style-name="Default" style:data-style-name="N0"/>
    <style:style style:name="ce1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2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4" table:default-cell-style-name="ce11"/>
        <table:table-column table:style-name="co15" table:default-cell-style-name="ce11"/>
        <table:table-column table:style-name="co1" table:number-columns-repeated="3" table:default-cell-style-name="ce11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4">
          <table:table-cell table:number-columns-repeated="3"/>
          <table:table-cell table:style-name="ce13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14" office:value-type="string">
            <text:p>Last Modified Date</text:p>
          </table:table-cell>
          <table:table-cell table:style-name="ce17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12"/>
          <table:table-cell table:style-name="ce15" office:value-type="string">
            <text:p>Test Type</text:p>
          </table:table-cell>
          <table:table-cell table:style-name="ce18" office:value-type="string">
            <text:p>Total No. of Test Case</text:p>
          </table:table-cell>
          <table:table-cell table:style-name="ce18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Passed</text:p>
          </table:table-cell>
          <table:table-cell table:style-name="ce15" office:value-type="string">
            <text:p>Failed</text:p>
          </table:table-cell>
          <table:table-cell table:style-name="ce15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12"/>
          <table:table-cell table:style-name="ce16" office:value-type="string">
            <text:p>Tree Navigation Views</text:p>
          </table:table-cell>
          <table:table-cell table:style-name="ce19" office:value-type="float" office:value="48">
            <text:p>48</text:p>
          </table:table-cell>
          <table:table-cell table:style-name="ce19" table:formula="of:=COUNTIF([Tree_Navigation_Views_V2.I2:.I61];&quot;YES&quot;)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table:number-columns-repeated="2"/>
          <table:table-cell table:style-name="ce19" table:formula="of:=COUNTIF([Tree_Navigation_Views_V2.J2:.J416];&quot;Invalid&quot;)" office:value-type="float" office:value="0">
            <text:p>0</text:p>
          </table:table-cell>
        </table:table-row>
        <table:table-row table:style-name="ro6">
          <table:table-cell table:number-columns-repeated="2"/>
          <table:table-cell table:style-name="ce12"/>
          <table:table-cell table:style-name="ce16" office:value-type="string">
            <text:p>Plan</text:p>
          </table:table-cell>
          <table:table-cell table:style-name="ce20" office:value-type="float" office:value="1">
            <text:p>1</text:p>
          </table:table-cell>
          <table:table-cell table:style-name="ce19" table:number-columns-repeated="5"/>
        </table:table-row>
        <table:table-row table:style-name="ro3">
          <table:table-cell table:number-columns-repeated="2"/>
          <table:table-cell table:style-name="ce12"/>
          <table:table-cell table:style-name="ce16" office:value-type="string">
            <text:p>Command_Execution_Undo_and_Redo</text:p>
          </table:table-cell>
          <table:table-cell table:style-name="ce19" table:number-columns-repeated="6"/>
        </table:table-row>
        <table:table-row table:style-name="ro7">
          <table:table-cell table:number-columns-repeated="2"/>
          <table:table-cell table:style-name="ce12"/>
          <table:table-cell table:style-name="ce15" office:value-type="string">
            <text:p>Total</text:p>
          </table:table-cell>
          <table:table-cell table:style-name="ce21" table:formula="of:=SUM([.E8:.E10])" office:value-type="float" office:value="49">
            <text:p>49</text:p>
          </table:table-cell>
          <table:table-cell table:style-name="ce21" table:formula="of:=SUM([.F8:.F10])" office:value-type="float" office:value="32">
            <text:p>32</text:p>
          </table:table-cell>
          <table:table-cell table:style-name="ce22" table:number-columns-repeated="3"/>
          <table:table-cell table:style-name="ce22" table:formula="of:=SUM([.J8:.J10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number-columns-repeated="4" table:default-cell-style-name="ce43"/>
        <table:table-column table:style-name="co1" table:number-columns-repeated="1016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 table:number-rows-repeated="11">
          <table:table-cell table:style-name="ce28"/>
          <table:table-cell table:number-columns-repeated="1023"/>
        </table:table-row>
        <table:table-row table:style-name="ro16" table:number-rows-repeated="654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" table:visibility="collapse" table:number-columns-repeated="3" table:default-cell-style-name="ce30"/>
        <table:table-column table:style-name="co1" table:default-cell-style-name="ce35"/>
        <table:table-column table:style-name="co1" table:number-columns-repeated="2" table:default-cell-style-name="ce30"/>
        <table:table-column table:style-name="co13" table:default-cell-style-name="ce30"/>
        <table:table-column table:style-name="co1" table:default-cell-style-name="ce30"/>
        <table:table-column table:style-name="co1" table:default-cell-style-name="ce38"/>
        <table:table-column table:style-name="co1" table:number-columns-repeated="1011" table:default-cell-style-name="ce39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14">
          <table:table-cell table:style-name="ce31" office:value-type="string">
            <text:p>MAP0027_AttachFileToRequirement</text:p>
          </table:table-cell>
          <table:table-cell table:style-name="ce32" office:value-type="string">
            <text:p>Verify that user is able to add attachment</text:p>
          </table:table-cell>
          <table:table-cell table:style-name="ce32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'Switch to Plan' drop down, </text:span><text:span text:style-name="T1">located on the top right corner</text:span></text:p>
            <text:p><text:span text:style-name="T2">5. </text:span><text:span text:style-name="T1">Click on 'Information Sharing Model' Link</text:span></text:p>
            <text:p><text:span text:style-name="T2">6. Click on Requirement under show pop up menu</text:span></text:p>
            <text:p><text:span text:style-name="T2">7. Click on New button to add 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33" office:value-type="string">
            <text:p>Verify the user is able to add attachment to the requirement</text:p>
          </table:table-cell>
          <table:table-cell table:style-name="ce34" table:number-columns-repeated="4"/>
          <table:table-cell table:style-name="ce36" office:value-type="string">
            <text:p>Yes</text:p>
          </table:table-cell>
          <table:table-cell table:style-name="ce37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14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0M10S</meta:editing-duration>
    <meta:editing-cycles>134</meta:editing-cycles>
    <meta:generator>OpenOffice.org/3.2$Win32 OpenOffice.org_project/320m12$Build-9483</meta:generator>
    <dc:date>2011-11-01T14:16:37.43</dc:date>
    <meta:document-statistic meta:table-count="4" meta:cell-count="213" meta:object-count="0"/>
    <meta:user-defined meta:name="Info 1"/>
    <meta:user-defined meta:name="Info 2"/>
    <meta:user-defined meta:name="Info 3"/>
    <meta:user-defined meta:name="Info 4"/>
  </office:meta>
</office:document-meta>
</file>